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928f2a" officeooo:paragraph-rsid="00928f2a" style:font-size-asian="12pt" style:font-name-complex="Times New Roman1"/>
    </style:style>
    <style:style style:name="P2"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3"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4"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6" style:family="paragraph" style:parent-style-name="Standard">
      <style:paragraph-properties fo:text-align="justify" style:justify-single-word="false"/>
      <style:text-properties style:use-window-font-color="true" style:font-name="Times New Roman" fo:font-size="12pt" fo:language="es" fo:country="ES" fo:font-weight="bold" officeooo:rsid="00896985" style:font-name-asian="Times New Roman1" style:font-size-asian="12pt" style:font-weight-asian="bold" style:font-name-complex="Times New Roman1" style:font-size-complex="12pt" style:font-weight-complex="bold"/>
    </style:style>
    <style:style style:name="P7"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style:use-window-font-color="true" style:font-name="Times New Roman" fo:font-size="12pt" fo:language="es" fo:country="ES" fo:font-weight="normal" officeooo:rsid="0076d774" officeooo:paragraph-rsid="0023b53c" style:font-name-asian="Times New Roman1" style:font-size-asian="12pt" style:font-weight-asian="normal" style:font-name-complex="Times New Roman1" style:font-size-complex="12pt" style:font-weight-complex="normal"/>
    </style:style>
    <style:style style:name="P10" style:family="paragraph" style:parent-style-name="Standard">
      <style:paragraph-properties fo:text-align="justify" style:justify-single-word="false"/>
      <style:text-properties style:use-window-font-color="true" style:font-name="Times New Roman" fo:font-size="12pt" fo:language="es" fo:country="ES" fo:font-weight="normal" officeooo:rsid="00a24328" officeooo:paragraph-rsid="00a24328" style:font-name-asian="Times New Roman1" style:font-size-asian="12pt" style:font-weight-asian="normal" style:font-name-complex="Times New Roman1" style:font-size-complex="12pt" style:font-weight-complex="normal"/>
    </style:style>
    <style:style style:name="P11" style:family="paragraph" style:parent-style-name="Standard">
      <style:paragraph-properties fo:text-align="center" style:justify-single-word="false"/>
      <style:text-properties style:use-window-font-color="true" style:font-name="Times New Roman" fo:font-size="18pt" fo:language="es" fo:country="ES" fo:font-weight="bold" officeooo:rsid="00a24328" officeooo:paragraph-rsid="00a24328" style:font-size-asian="18pt" style:font-weight-asian="bold" style:font-name-complex="Times New Roman1"/>
    </style:style>
    <style:style style:name="P1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1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24328" officeooo:paragraph-rsid="00255e68" style:font-name-asian="Times New Roman1" style:font-size-asian="12pt" style:font-weight-asian="normal" style:font-name-complex="Times New Roman1" style:font-size-complex="12pt" style:font-weight-complex="normal"/>
    </style:style>
    <style:style style:name="P1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64366" officeooo:paragraph-rsid="00a64366" style:font-name-asian="Times New Roman1" style:font-size-asian="12pt" style:font-weight-asian="normal" style:font-name-complex="Times New Roman1" style:font-size-complex="12pt" style:font-weight-complex="normal"/>
    </style:style>
    <style:style style:name="P1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64366" officeooo:paragraph-rsid="00255e68" style:font-name-asian="Times New Roman1" style:font-size-asian="12pt" style:font-weight-asian="normal" style:font-name-complex="Times New Roman1" style:font-size-complex="12pt" style:font-weight-complex="normal"/>
    </style:style>
    <style:style style:name="P1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6f63f" officeooo:paragraph-rsid="00a6f63f" style:font-name-asian="Times New Roman1" style:font-size-asian="12pt" style:font-weight-asian="normal" style:font-name-complex="Times New Roman1" style:font-size-complex="12pt" style:font-weight-complex="normal"/>
    </style:style>
    <style:style style:name="P1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18" style:family="paragraph" style:parent-style-name="Standard">
      <loext:graphic-properties draw:fill="none"/>
      <style:paragraph-properties fo:margin-left="0in" fo:margin-right="0in" fo:margin-top="0.1665in" fo:margin-bottom="0.1665in" loext:contextual-spacing="false" style:line-height-at-least="0.2in" fo:text-align="center"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1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fo:font-weight="normal" officeooo:paragraph-rsid="00255e68" style:font-weight-asian="normal" style:font-weight-complex="normal"/>
    </style:style>
    <style:style style:name="P2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fo:font-weight="normal" officeooo:paragraph-rsid="00a64366" style:font-weight-asian="normal" style:font-weight-complex="normal"/>
    </style:style>
    <style:style style:name="P2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fo:font-weight="normal" officeooo:paragraph-rsid="00aa00b3" style:font-weight-asian="normal" style:font-weight-complex="normal"/>
    </style:style>
    <style:style style:name="P2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55e68"/>
    </style:style>
    <style:style style:name="P23"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2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55e68"/>
    </style:style>
    <style:style style:name="T1" style:family="text">
      <style:text-properties style:use-window-font-color="true" style:font-name="Times New Roman" fo:font-size="12pt" fo:language="es" fo:country="ES" fo:font-weight="normal" officeooo:rsid="00255e68" style:font-name-asian="Times New Roman1" style:font-size-asian="12pt" style:font-weight-asian="normal" style:font-name-complex="Times New Roman1" style:font-size-complex="12pt" style:font-weight-complex="normal"/>
    </style:style>
    <style:style style:name="T2" style:family="text">
      <style:text-properties style:use-window-font-color="true" style:font-name="Times New Roman" fo:font-size="12pt" fo:language="es" fo:country="ES" fo:font-weight="normal" officeooo:rsid="00a24328" style:font-name-asian="Times New Roman1" style:font-size-asian="12pt" style:font-weight-asian="normal" style:font-name-complex="Times New Roman1" style:font-size-complex="12pt" style:font-weight-complex="normal"/>
    </style:style>
    <style:style style:name="T3" style:family="text">
      <style:text-properties style:use-window-font-color="true" style:font-name="Times New Roman" fo:font-size="12pt" fo:language="es" fo:country="ES" fo:font-weight="normal" officeooo:rsid="00ab3f37" style:font-name-asian="Times New Roman1" style:font-size-asian="12pt" style:font-weight-asian="normal" style:font-name-complex="Times New Roman1" style:font-size-complex="12pt" style:font-weight-complex="normal"/>
    </style:style>
    <style:style style:name="T4" style:family="text">
      <style:text-properties officeooo:rsid="00a24328"/>
    </style:style>
    <style:style style:name="T5" style:family="text">
      <style:text-properties officeooo:rsid="00a64366"/>
    </style:style>
    <style:style style:name="T6" style:family="text">
      <style:text-properties style:font-name="Times New Roman" fo:font-size="12pt" fo:language="es" fo:country="ES" officeooo:rsid="00255e68" style:font-name-asian="Times New Roman1" style:font-size-asian="12pt" style:font-name-complex="Times New Roman1" style:font-size-complex="12pt"/>
    </style:style>
    <style:style style:name="T7" style:family="text">
      <style:text-properties style:font-name="Times New Roman" fo:font-size="12pt" fo:language="es" fo:country="ES" officeooo:rsid="00a64366" style:font-name-asian="Times New Roman1" style:font-size-asian="12pt" style:font-name-complex="Times New Roman1" style:font-size-complex="12pt"/>
    </style:style>
    <style:style style:name="T8" style:family="text">
      <style:text-properties style:font-name="Times New Roman" fo:font-size="12pt" fo:language="es" fo:country="ES" officeooo:rsid="00a896a6" style:font-name-asian="Times New Roman1" style:font-size-asian="12pt" style:font-name-complex="Times New Roman1" style:font-size-complex="12pt"/>
    </style:style>
    <style:style style:name="T9" style:family="text">
      <style:text-properties style:font-name="Times New Roman" fo:font-size="12pt" fo:language="es" fo:country="ES" officeooo:rsid="00aa00b3" style:font-name-asian="Times New Roman1" style:font-size-asian="12pt" style:font-name-complex="Times New Roman1" style:font-size-complex="12pt"/>
    </style:style>
    <style:style style:name="T10" style:family="text">
      <style:text-properties officeooo:rsid="00ab3f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ESTATUTOS DE LA SOCIEDAD LIMITADA PROFESIONAL</text:p>
      <text:p text:style-name="P11">id-unid-0</text:p>
      <text:p text:style-name="P2"/>
      <text:p text:style-name="P1"/>
      <text:p text:style-name="P4">DISPOSICIONES GENERALES</text:p>
      <text:p text:style-name="P3"/>
      <text:p text:style-name="P5">Artículo 1. Denominación</text:p>
      <text:p text:style-name="P8">Con el nombre "<text:span text:style-name="T5">id-unid-0</text:span>", se constituye una Sociedad de Responsabilidad Limitada Profesional, que se regirá por los presentes Estatutos y, supletoriamente, para lo no previsto en ellos, por la Ley 2/2007, de 15 de marzo, de Sociedades Profesionales y, la Ley de Sociedades de Capital, así como por la demás legislación que le sea aplicable.</text:p>
      <text:p text:style-name="P7"><text:s/></text:p>
      <text:p text:style-name="P6">Artículo 2. Objeto</text:p>
      <text:p text:style-name="P9">La sociedad tiene por objeto social el ejercicio de las siguientes actividades profesionales:</text:p>
      <text:p text:style-name="P10">id-unid-2</text:p>
      <text:p text:style-name="P22"><text:span text:style-name="T1">Las actividades enumeradas en el </text:span><text:span text:style-name="T3">párrafo</text:span><text:span text:style-name="T1"> anterior podrán ser realizadas por la Sociedad directamente, o indirectamente, incluso mediante su participación en otras sociedades de objeto idéntico o análogo.</text:span></text:p>
      <text:p text:style-name="P12">Quedan excluidas todas aquellas actividades para las que su ejercicio la ley pida requisitos especiales, que no cumpla esta sociedad. </text:p>
      <text:p text:style-name="P12"/>
      <text:p text:style-name="P17">Artículo 3. Duración </text:p>
      <text:p text:style-name="P22"><text:span text:style-name="T1">La duración de la Sociedad es </text:span><text:span text:style-name="T2">id-unid-3</text:span><text:span text:style-name="T1">. </text:span></text:p>
      <text:p text:style-name="P12"/>
      <text:p text:style-name="P17">Artículo 4. Comienzo de operaciones o actividad. </text:p>
      <text:p text:style-name="P13">La sociedad dará comienzo a sus operaciones desde el día de la fecha de la escritura de constitución.</text:p>
      <text:p text:style-name="P12"/>
      <text:p text:style-name="P17">Artículo 5. Ejercicio social </text:p>
      <text:p text:style-name="P14">id-unid-4</text:p>
      <text:p text:style-name="P12"><text:soft-page-break/></text:p>
      <text:p text:style-name="P17">Artículo 6. Domicilio </text:p>
      <text:p text:style-name="P12">El domicilio social se establece en <text:span text:style-name="T4">id-unid-1</text:span>. </text:p>
      <text:p text:style-name="P12">Para decidir sobre la creación, supresión o traslado de sucursales, Agencias o Delegaciones en cualquier punto del territorio español o del extranjero será competente el órgano de Administración.</text:p>
      <text:p text:style-name="P12"/>
      <text:p text:style-name="P18">CAPITAL Y PARTICIPACIONES SOCIALES </text:p>
      <text:p text:style-name="P12"/>
      <text:p text:style-name="P17">Artículo 7. Capital social </text:p>
      <text:p text:style-name="P19"><text:span text:style-name="T6">El capital social, íntegramente desembolsado desde el momento de constitución de la sociedad, es de </text:span><text:span text:style-name="T7">id-unid-5</text:span><text:span text:style-name="T6"> €. </text:span></text:p>
      <text:p text:style-name="P12"><text:s text:c="2"/></text:p>
      <text:p text:style-name="P17">Artículo 8. Participaciones </text:p>
      <text:p text:style-name="P21"><text:span text:style-name="T6">Dicho capital está dividido en </text:span><text:span text:style-name="T8">id-unid-6</text:span><text:span text:style-name="T6"> participaciones sociales, de </text:span><text:span text:style-name="T7">id-unid-7</text:span><text:span text:style-name="T6"> €, acumulables e indivisibles.</text:span></text:p>
      <text:p text:style-name="P21"><text:span text:style-name="T9">N</text:span><text:span text:style-name="T6">o podrán incorporarse a títulos negociables ni denominarse acciones y se encuentran numeradas correlativamente del 1 al </text:span><text:span text:style-name="T7">id-unid-6</text:span><text:span text:style-name="T6">. </text:span></text:p>
      <text:p text:style-name="P12">Cada participación social atribuye a su titular el derecho a emitir un voto. </text:p>
      <text:p text:style-name="P15">id-unid-8</text:p>
      <text:p text:style-name="P12"/>
      <text:p text:style-name="P17">Artículo 9. Prestaciones accesorias </text:p>
      <text:p text:style-name="P12">Las participaciones sociales correspondientes a los socios profesionales, llevarán aparejada la obligación de prestar dentro de la sociedad los servicios profesionales que constituyen el objeto social. </text:p>
      <text:p text:style-name="P12">Los socios profesionales tendrán que prestar sus servicios profesionales de acuerdo con las normas y principios deontológicos propios de la profesión. </text:p>
      <text:p text:style-name="P19"><text:span text:style-name="T6"><text:s/></text:span><text:span text:style-name="T7">id-unid-9</text:span></text:p>
      <text:p text:style-name="P12">Las prestaciones accesorias serán retribuidas y consistirán en una cantidad mensual fijada para cada ejercicio por la Junta General, teniendo en cuenta la contribución efectuada por <text:soft-page-break/>cada socio a la sociedad, siendo criterios al efecto, la aportación de clientes a la sociedad, la facturación del socio profesional y la antigüedad del socio.</text:p>
      <text:p text:style-name="P19"><text:span text:style-name="T6">El incumplimiento, total o parcial, de las prestaciones accesorias, </text:span><text:span text:style-name="T7">idunid9-extra-1</text:span><text:span text:style-name="T6"> será causa de exclusión del socio, en los términos del artículo 352 de la Ley de Sociedades de Capital y el artículo 14.1 de la Ley 2/2007. </text:span></text:p>
      <text:p text:style-name="P12"/>
      <text:p text:style-name="P17">Artículo 10. Transmisión de participaciones </text:p>
      <text:p text:style-name="P12"><text:tab/>a) Transmisión inter vivos de participaciones profesionales </text:p>
      <text:p text:style-name="P12">Las participaciones de socios profesionales sólo podrá transmitirse entre vivos a otros socios profesionales, con el consentimiento previo de todos los socios profesionales. </text:p>
      <text:p text:style-name="P12">La transmisión de participaciones inter vivos podrá llevarse a cabo si concurre el consentimiento expreso de todos los socios profesionales. Y para ello, el socio profesional que quiera transmitir sus participaciones deberá comunicarlo por escrito al órgano de administración de la sociedad, indicando el número y las características de las participaciones que quiere transmitir, la identidad del adquirente y el precio y condiciones de la transmisión. </text:p>
      <text:p text:style-name="P12">Seguidamente, el órgano de administración convocará una Junta General en el plazo de los 15 días siguientes a la petición y para celebrarse dentro de los 30 días siguientes a la convocatoria. </text:p>
      <text:p text:style-name="P12">Si la Junta autorizara la transmisión, el socio profesional que solicitó dicha transmisión tendrá que realizar la transmisión de sus participaciones en el plazo de 30 días. </text:p>
      <text:p text:style-name="P12">Si la Junta no lo autorizase deberá repetir de nuevo el procedimiento descrito en este artículo. </text:p>
      <text:p text:style-name="P12"><text:tab/>b) Transmisión mortis causa de las participaciones profesionales. </text:p>
      <text:p text:style-name="P12">Las transmisiones a causa de muerte de las participaciones de socios profesionales son libres, excepto que el sucesor testamentario o sin testamento, no tenga carácter de profesional relacionado con el objeto de la sociedad, en ese caso, si concurre la mayoría de los socios profesionales podrán acordar, que no se transmitan a sus sucesores, en cuyo caso se pagará la cuota de liquidación que corresponda. </text:p>
      <text:p text:style-name="P12">Esta misma regla se aplicará a las transmisiones forzosas y a la disolución de cualquier régimen de comunidad, incluyendo la sociedad de gananciales. </text:p>
      <text:p text:style-name="P12"><text:tab/>c) Transmisión de participaciones no profesionales </text:p>
      <text:p text:style-name="P12">La transmisión de participaciones de socios no profesionales se regula según lo previsto en el artículo 107 de la Ley de Sociedades de Capital, pero los socios profesionales tendrán preferencia en la adquisición de participaciones frente a los socios no profesionales. </text:p>
      <text:p text:style-name="P12">La sociedad llevará un libro registro de socios, en el que se hará constar la originaria y las sucesivas transmisiones voluntarias o forzosas de las participaciones sociales, así como la <text:soft-page-break/>constitución de derechos reales y otros gravámenes sobre las mismas. En cada anotación se indicará la identidad y domicilio del titular de la participación o del derecho o gravamen constituido sobre aquélla. </text:p>
      <text:p text:style-name="P12">La sociedad sólo podrá rectificar el contenido del Libro registro si los interesados no se hubieran opuesto a la rectificación en el plazo de un mes desde la notificación fehaciente del propósito de proceder a la misma. Los datos personales de los socios podrán modificarse a su instancia, no surtiendo entre tanto efectos frente a la sociedad. </text:p>
      <text:p text:style-name="P12">Cualquier socio podrá examinar este libro registro que estará bajo el cuidado y responsabilidad de los administradores de la sociedad. </text:p>
      <text:p text:style-name="P12">El socio y los titulares de derechos reales o de gravámenes sobre las participaciones, tienen derecho a obtener una certificación de las participaciones, derechos o gravámenes registrados a su nombre. </text:p>
      <text:p text:style-name="P12"/>
      <text:p text:style-name="P18">ÓRGANOS SOCIALES </text:p>
      <text:p text:style-name="P12"/>
      <text:p text:style-name="P12">Los órganos de la Sociedad son la Junta General y el Órgano de Administración. </text:p>
      <text:p text:style-name="P12"/>
      <text:p text:style-name="P17">Artículo 11. Junta General </text:p>
      <text:p text:style-name="P12"><text:tab/>a) Competencias </text:p>
      <text:p text:style-name="P12">La <text:s/>vida de la sociedad regirá según la voluntad de los socios expresada por mayoría. Todos los socios, incluso los disidentes y los que no hayan participado en la reunión, quedan sometidos a los acuerdos de la Junta General, sin perjuicio de su derecho de impugnación y separación en los términos fijados por Ley. </text:p>
      <text:p text:style-name="P12"><text:tab/>b) Convocatoria </text:p>
      <text:p text:style-name="P12">La Junta General podrá ser convocada por los Administradores. </text:p>
      <text:p text:style-name="P12">La Junta General se celebrará en la localidad donde la sociedad tenga su domicilio. Si en la convocatoria no se especificase el lugar de celebración, se entenderá que la Junta ha sido convocada para su celebración en el domicilio social. </text:p>
      <text:p text:style-name="P12">La Administración Social convocará necesariamente la Junta cuando lo solicite un número de socios que representen al menos un 5% del capital social. En este caso la Junta General deberá ser convocada para su celebración dentro de los dos meses siguientes a la fecha en que se hubiere requerido notarialmente a los Administradores para convocarla, debiendo incluirse necesariamente en el Orden del día los asuntos que hubiesen sido objeto de solicitud. </text:p>
      <text:p text:style-name="P12"><text:soft-page-break/>La Junta General deberá celebrarse, al menos una vez al año, y dentro de los seis primeros meses de cada ejercicio, para censurar la gestión social, aprobar, en su caso, las cuentas del ejercicio anterior, y resolver sobre la aplicación del resultado. </text:p>
      <text:p text:style-name="P12">Lo anterior se entiende sin perjuicio de la convocatoria judicial de la Junta, en los casos y con los requisitos legalmente previstos. </text:p>
      <text:p text:style-name="P15">id-dec-10</text:p>
      <text:p text:style-name="P12">De manera expresa en la convocatoria debe constar: </text:p>
      <text:p text:style-name="P12"><text:tab/>- el nombre de la sociedad </text:p>
      <text:p text:style-name="P12"><text:tab/>- la fecha y hora de la reunión </text:p>
      <text:p text:style-name="P12"><text:tab/>- el Orden del día, en el que figurarán los asuntos a tratar </text:p>
      <text:p text:style-name="P12"><text:tab/>- el cargo de la persona o personas que realicen la convocatoria. </text:p>
      <text:p text:style-name="P12">Entre la convocatoria y la fecha prevista para la celebración de la reunión deberá existir un plazo de, al menos, quince días, que en el caso de convocatoria individual a cada socio, se computará a partir de la fecha en que hubiere sido remitido el anuncio al último de ellos. </text:p>
      <text:p text:style-name="P12"><text:tab/>c) Junta Universal </text:p>
      <text:p text:style-name="P12">Sin perjuicio de lo dispuesto en los párrafos anteriores la Junta quedará válidamente constituida sin necesidad de previa convocatoria si, encontrándose presente o representado todo el capital social decidieren, por unanimidad, celebrarla. </text:p>
      <text:p text:style-name="P12"><text:tab/>d) Asistencia y representación </text:p>
      <text:p text:style-name="P12">Los consejeros profesionales sólo podrán hacerse representar en las reuniones de la Junta General por otro consejero profesional. </text:p>
      <text:p text:style-name="P12">La representación debe ser por la totalidad de las participaciones de las que sea titular el socio representado y deberá otorgarse mediante poder general elevado a documento público. Si dicha representación no se hubiera señalado en documento público, deberá darse por escrito y con carácter especial para cada Junta. </text:p>
      <text:p text:style-name="P12"><text:tab/>e) Acta </text:p>
      <text:p text:style-name="P12">Las actas de las reuniones deberán constar en un libro de actas, así como, se deberá dejar constancia en ellas del número de asistentes, además tendrá que ser aprobada por la Junta al final de la reunión o, en su defecto, dentro del plazo de 15 días desde la celebración de la reunión. </text:p>
      <text:p text:style-name="P12"/>
      <text:p text:style-name="P17">Artículo 12. Órgano de administración </text:p>
      <text:p text:style-name="P12"><text:s/></text:p>
      <text:p text:style-name="P12"><text:soft-page-break/><text:tab/>a) Competencias </text:p>
      <text:p text:style-name="P12">Las competencias del órgano de administración serán, las de <text:s/>gestión, administración y representación de la sociedad.</text:p>
      <text:p text:style-name="P12"><text:tab/>b) Facultades </text:p>
      <text:p text:style-name="P12">Al órgano de administración, le corresponde: </text:p>
      <text:p text:style-name="P12"><text:tab/>- la administración de la sociedad, en juicio y fuera de él, </text:p>
      <text:p text:style-name="P12"><text:tab/>- todos los asuntos relativos al día a día y al desarrollo del negocio de la Empresa, </text:p>
      <text:p text:style-name="P12"><text:tab/>- facultades para contratar, </text:p>
      <text:p text:style-name="P12"><text:tab/>- realizar toda clase de actos y negocios, obligacionales o dispositivos, de <text:tab/>administración ordinaria o extraordinaria, </text:p>
      <text:p text:style-name="P12"><text:tab/>- dominio, respecto a toda clase de bienes, muebles, inmuebles, dinero, valores <text:tab/>mobiliarios y efectos de comercio. </text:p>
      <text:p text:style-name="P12"><text:tab/>c) Organización </text:p>
      <text:p text:style-name="P12">La Sociedad será dirigida, administrada y representada, según decida la Junta General, por: </text:p>
      <text:p text:style-name="P12"><text:tab/>1.- Un administrador único. </text:p>
      <text:p text:style-name="P12"><text:tab/>2.- Varios administradores solidarios, con un mínimo de 2 y un máximo de 4. </text:p>
      <text:p text:style-name="P12"><text:tab/>3.- Varios administradores mancomunados, con un mínimo de 2 y un máximo de 4. <text:tab/>En este último caso, será necesario el consentimiento de al menos dos de ellos para la <text:tab/>realización de actos y negocios en nombre de la sociedad. </text:p>
      <text:p text:style-name="P12"><text:tab/>4.- Un Consejo de Administración, compuesto con un mínimo de 2 y un máximo de <text:tab/>12 miembros. </text:p>
      <text:p text:style-name="P12">La opción de la Junta General por uno u otro sistema no supone la modificación de los estatutos y bastará que se realice mediante acuerdo que debe constar en escritura pública e inscribirse en el Registro Mercantil, acordado por la mayoría de los votos válidamente emitidos -no contándose los votos en blanco- que representen, al menos, más de la mitad de los votos correspondientes a las participaciones sociales en que se divida el capital social, incluyendo en dicho quórum (proporción) forzosamente el voto de más de la mitad de las participaciones de los socios profesionales. </text:p>
      <text:p text:style-name="P12"><text:tab/>d) Nombramiento </text:p>
      <text:p text:style-name="P12">Para ser nombrado Administrador, no será necesario ser socio, excepto lo establecido para los administradores que necesariamente deberán ser socios profesionales. </text:p>
      <text:p text:style-name="P12">En caso de órgano de administración pluripersonal (Consejo de Administración, administradores solidarios o administradores mancomunados), deberán ser socios <text:soft-page-break/>profesionales, al menos, las ¾ partes de sus miembros, incluyendo a los consejeros delegados, si los hubiese. </text:p>
      <text:p text:style-name="P12">Tratándose de un administrador único, éste deberá ser necesariamente socio profesional. </text:p>
      <text:p text:style-name="P12"><text:tab/>e) Duración </text:p>
      <text:p text:style-name="P20"><text:span text:style-name="T6">i</text:span><text:span text:style-name="T7">d-dec-11</text:span></text:p>
      <text:p text:style-name="P12"><text:tab/>f) Retribución </text:p>
      <text:p text:style-name="P16">id-dec-16</text:p>
      <text:p text:style-name="P12"/>
      <text:p text:style-name="P17">Artículo 13. Régimen del Consejo de Administración </text:p>
      <text:p text:style-name="P12">En el caso de que la administración y representación de la sociedad se encargue a un Consejo de Administración, serán de aplicación las normas que se establecen a continuación: </text:p>
      <text:p text:style-name="P12"><text:tab/>a) Composición </text:p>
      <text:p text:style-name="P12">El Consejo de Administración elegirá de entre sus miembros un Presidente y un Secretario, o varios Vicepresidentes o Vicesecretarios, siempre y cuando esos nombramientos no hayan sido realizados por la Junta General o los fundadores. </text:p>
      <text:p text:style-name="P12"><text:tab/>b) Convocatoria </text:p>
      <text:p text:style-name="P12">La convocatoria del Consejo de Administración corresponde a su Presidente que ejercerá dicha facultad siempre que lo considere conveniente y, también, cuando lo soliciten, al menos, dos Consejeros. En este último caso deberá convocarlo para que tenga lugar dentro de los quince días siguientes a dicha petición. </text:p>
      <text:p text:style-name="P12">La convocatoria deberá realizarse por escrito y dirigida personalmente a cada Consejero y enviado al domicilio designado por cada uno de ellos o con cinco días de antelación a la fecha de la reunión; en ese escrito se indicará el día, hora y lugar de la reunión. Con carácter general, y salvo que otra cosa se dispusiera, el lugar de la reunión se fijará en la localidad correspondiente al domicilio de la sociedad. </text:p>
      <text:p text:style-name="P12">También podrá ser convocado por los administradores que sumen, al menos, un tercio de los miembros del consejo, si, habiendo solicitado que se convocara la junta al presidente, éste sin causa justificada no haya hecho la convocatoria en el plazo de un mes. En este caso, deberán indicar el orden del día, para su celebración en la localidad donde esté el domicilio social. </text:p>
      <text:p text:style-name="P12">Sin perjuicio de lo dispuesto en los párrafos anteriores, la Junta quedará válidamente constituida, sin necesidad de previa convocatoria, si encontrándose todos los miembros decidieren, por unanimidad, celebrarla. </text:p>
      <text:p text:style-name="P12"><text:tab/>c) Representación </text:p>
      <text:p text:style-name="P12"><text:soft-page-break/>El Consejero podrá actuar en las reuniones por medio de representante, que podrá ser otro consejero, o, cualquier persona que ostente poder general conferido en documento público para ello. </text:p>
      <text:p text:style-name="P12">Los consejeros profesionales no podrán hacerse representar en el consejo por un consejero no profesional. </text:p>
      <text:p text:style-name="P12"><text:tab/>d) Constitución (reunión) </text:p>
      <text:p text:style-name="P12">El Consejo quedará válidamente constituido (reunido) cuando se encuentre presente, al menos, más de la mitad de sus componentes. </text:p>
      <text:p text:style-name="P12"><text:tab/>e) Forma de deliberar (debatir) y tomar acuerdos </text:p>
      <text:p text:style-name="P12">Todos los Consejeros tendrán derecho a expresar su opinión sobre los asuntos a tratar. Será el Presidente el que actúe como moderador, correspondiendo a éste, dar la palabra y establecer la duración de las intervenciones. </text:p>
      <text:p text:style-name="P12">Las propuestas de acuerdos presentadas tendrán que ser votadas, al menos, por dos consejeros más. </text:p>
      <text:p text:style-name="P12">Cada miembro del Consejo sólo puede emitir un voto. Y los acuerdos se adoptarán por mayoría absoluta de los Consejeros asistentes a la sesión, salvo disposición legal en contrario. </text:p>
      <text:p text:style-name="P12">El voto del Presidente será resolutorio. </text:p>
      <text:p text:style-name="P12"><text:tab/>f) Acta </text:p>
      <text:p text:style-name="P12">Las actas de las reuniones deberán constar en un libro de actas y tienen que estar firmadas por el Presidente y el Secretario del Consejo. </text:p>
      <text:p text:style-name="P12">Las actas serán aprobadas, al final de la reunión o, dentro del plazo de siete días desde la celebración de la reunión del Consejo, si así lo hubieren autorizado por unanimidad los Consejeros asistentes a la misma. </text:p>
      <text:p text:style-name="P12"/>
      <text:p text:style-name="P18">OTRAS DISPOSICIONES </text:p>
      <text:p text:style-name="P12"/>
      <text:p text:style-name="P17">Artículo 14. Separación de socios profesionales </text:p>
      <text:p text:style-name="P12"/>
      <text:p text:style-name="P12">Al haberse constituido la sociedad por tiempo indefinido, los socios profesionales, a su conveniencia, podrán separarse en cualquier momento. </text:p>
      <text:p text:style-name="P12">El ejercicio del derecho de separación será eficaz desde el momento en que se notifique a la sociedad. </text:p>
      <text:p text:style-name="P12"><text:soft-page-break/><text:s text:c="2"/></text:p>
      <text:p text:style-name="P17">Artículo 15. Exclusión de socios profesionales </text:p>
      <text:p text:style-name="P12">La exclusión de socios profesionales se regulará por lo establecido en el artículo 14 de la Ley 2/2007: </text:p>
      <text:p text:style-name="P12">1. Todo socio profesional podrá ser excluido, además de por las causas previstas en el contrato social, cuando infrinja gravemente sus deberes para con la sociedad o los deontológicos, perturbe su buen funcionamiento o sufra una incapacidad permanente para el ejercicio de la actividad profesional. </text:p>
      <text:p text:style-name="P12">2. Todo socio profesional deberá ser excluido cuando haya sido inhabilitado para el ejercicio de la actividad profesional, sin perjuicio de su posible continuación en la sociedad con el carácter de socio no profesional si así lo prevé el contrato social. </text:p>
      <text:p text:style-name="P12">3. La exclusión requerirá acuerdo motivado de la junta general o asamblea de socios, requiriendo en todo caso el voto favorable de la mayoría del capital y de la mayoría de los derechos de voto de los socios profesionales, y será eficaz desde el momento en que se notifique al socio afectado. </text:p>
      <text:p text:style-name="P12">4. La pérdida de la condición de socio o la separación, cualquiera que sea su causa, no liberará al socio profesional de la responsabilidad que pudiera serle exigible de conformidad con el artículo 11.2 de esta Ley. </text:p>
      <text:p text:style-name="P12">Igualmente será aplicable, en su caso, el artículo 350 de la Ley de Sociedades de Capital. </text:p>
      <text:p text:style-name="P12"/>
      <text:p text:style-name="P17">Artículo 16. Cuota de liquidación </text:p>
      <text:p text:style-name="P12">La cuota de liquidación que corresponda pagar al socio profesional en los casos de: <text:s/>separación, exclusión, transmisión por causa de muerte o forzosa, será establecida sobre la base del último balance anual aprobado por la Junta General de la sociedad. </text:p>
      <text:p text:style-name="P12"/>
      <text:p text:style-name="P17">Artículo 17. Aumento de capital y ejercicio del derecho de suscripción preferente </text:p>
      <text:p text:style-name="P12">Los socios no tendrán el derecho de suscripción preferente en los aumentos del capital que sirvan para la promoción profesional, tanto para los casos de atribución de la condición de socio profesional, como para para aumentar la participación societaria de los socios que ya gozan de tal condición. </text:p>
      <text:p text:style-name="P12"/>
      <text:p text:style-name="P12">Para los supuestos de aumento de capital, la sociedad podrá emitir las nuevas participaciones por el valor que estime adecuado, siempre que sea igual o superior al valor neto contable que les sea atribuible a las participaciones preexistentes y, en todo caso, al valor nominal. </text:p>
      <text:p text:style-name="P12"/>
      <text:p text:style-name="P17"><text:soft-page-break/>Artículo 18. Participación en beneficios </text:p>
      <text:p text:style-name="P12">Sólo podrán repartirse dividendos con cargo al beneficio del ejercicio, o a reservas de libre disposición, si el valor del patrimonio neto no es o, a consecuencia del reparto, no resulta ser inferior al capital social. </text:p>
      <text:p text:style-name="P12"/>
      <text:p text:style-name="P17">Artículo 19. Sumisión a arbitraje </text:p>
      <text:p text:style-name="P12">Todas las controversias que surjan entre los socios o entre éstos y la sociedad o con los administradores, quedarán sometidas a arbitraje, de acuerdo con las normas reguladoras de la institución. </text:p>
      <text:p text:style-name="P1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AMEJO ALARCON, J. (JUAN)</meta:initial-creator>
    <meta:editing-cycles>148</meta:editing-cycles>
    <meta:creation-date>2019-11-25T09:28:00</meta:creation-date>
    <dc:date>2020-08-11T12:12:12.172864248</dc:date>
    <meta:editing-duration>P1DT23H3M56S</meta:editing-duration>
    <meta:generator>LibreOffice/6.4.3.2$MacOSX_X86_64 LibreOffice_project/747b5d0ebf89f41c860ec2a39efd7cb15b54f2d8</meta:generator>
    <meta:document-statistic meta:table-count="0" meta:image-count="0" meta:object-count="0" meta:page-count="10" meta:paragraph-count="145" meta:word-count="2789" meta:character-count="17939" meta:non-whitespace-character-count="1512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